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fa9" officeooo:paragraph-rsid="000f5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In the first part of this thesis, we focus on efficient usage of an interconnecting network in a data center. Optimization of this resource is critical for performing efficient large-scale</text:p>
      <text:p text:style-name="P1">computations, as these involve multiple machines that cooperate over the network. The computing power of a single virtual machine is usually insufficient for the client, as the resources of a virtual machine are limited by resources available to its host. Therefore, data centers provide their resources as a sizeable set of virtual machines connected by a network. To guarantee a certain quality of service (QoS ) for a multitude of co-existing virtual networks, up-front bandwidth reservations are required. However, the generality of performed calculations results in an unpredictability of communication patterns and poses a challenge in the optimization of bandwidth reservations. In this thesis, we provide algorithms for an efficient management of network reservations without any assumptions about communication patter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2:41:55.180846845</meta:creation-date>
    <dc:date>2019-04-10T12:49:43.749565802</dc:date>
    <meta:editing-duration>P0D</meta:editing-duration>
    <meta:editing-cycles>1</meta:editing-cycles>
    <meta:document-statistic meta:table-count="0" meta:image-count="0" meta:object-count="0" meta:page-count="1" meta:paragraph-count="2" meta:word-count="150" meta:character-count="1018" meta:non-whitespace-character-count="869"/>
    <meta:generator>LibreOffice/4.2.8.2$Linux_X86_64 LibreOffice_project/420m0$Build-2</meta:generator>
  </office:meta>
</office:document-meta>
</file>